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669cm" fo:margin-left="0.22cm" fo:margin-top="0cm" fo:margin-bottom="0cm" table:align="left" style:writing-mode="lr-tb"/>
    </style:style>
    <style:style style:name="Table1.A" style:family="table-column">
      <style:table-column-properties style:column-width="8.029cm"/>
    </style:style>
    <style:style style:name="Table1.B" style:family="table-column">
      <style:table-column-properties style:column-width="8.638cm"/>
    </style:style>
    <style:style style:name="Table1.1" style:family="table-row">
      <style:table-row-properties style:min-row-height="0.515cm" style:keep-together="true" fo:keep-together="auto"/>
    </style:style>
    <style:style style:name="Table1.A1" style:family="table-cell">
      <style:table-cell-properties fo:padding="0cm" fo:border="0.018cm solid #000001"/>
    </style:style>
    <style:style style:name="Table1.B1" style:family="table-cell" style:data-style-name="N37">
      <style:table-cell-properties fo:padding="0cm" fo:border="0.018cm solid #000001"/>
    </style:style>
    <style:style style:name="Table1.3" style:family="table-row">
      <style:table-row-properties style:min-row-height="1.032cm" style:keep-together="true" fo:keep-together="auto"/>
    </style:style>
    <style:style style:name="P1" style:family="paragraph" style:parent-style-name="Standard">
      <style:paragraph-properties fo:margin-top="0cm" fo:margin-bottom="0cm" fo:line-height="100%"/>
      <style:text-properties fo:font-size="9.5pt" style:font-size-asian="9.5pt"/>
    </style:style>
    <style:style style:name="P2" style:family="paragraph" style:parent-style-name="Standard">
      <style:paragraph-properties fo:margin-top="0cm" fo:margin-bottom="0cm" fo:line-height="100%"/>
      <style:text-properties fo:font-size="12pt" style:font-size-asian="12pt"/>
    </style:style>
    <style:style style:name="P3" style:family="paragraph" style:parent-style-name="Standard">
      <style:paragraph-properties fo:margin-top="0cm" fo:margin-bottom="0cm" fo:line-height="100%"/>
      <style:text-properties fo:font-size="10pt" fo:font-weight="bold" style:font-size-asian="10pt" style:font-weight-asian="bold"/>
    </style:style>
    <style:style style:name="P4" style:family="paragraph" style:parent-style-name="Standard" style:master-page-name="Converted1">
      <style:paragraph-properties fo:margin-top="0cm" fo:margin-bottom="0cm" fo:line-height="100%" style:page-number="auto"/>
      <style:text-properties fo:font-size="10pt" fo:font-weight="bold" style:font-size-asian="10pt" style:font-weight-asian="bold"/>
    </style:style>
    <style:style style:name="P5" style:family="paragraph" style:parent-style-name="Standard">
      <style:paragraph-properties fo:margin-top="0.004cm" fo:margin-bottom="0cm" fo:line-height="100%"/>
      <style:text-properties fo:font-size="10pt" style:font-size-asian="10pt"/>
    </style:style>
    <style:style style:name="P6" style:family="paragraph" style:parent-style-name="Standard">
      <style:paragraph-properties fo:margin-left="0.212cm" fo:margin-right="0cm" fo:margin-top="0cm" fo:margin-bottom="0cm" fo:text-align="start" style:justify-single-word="false" fo:text-indent="0cm" style:auto-text-indent="false"/>
    </style:style>
    <style:style style:name="P7" style:family="paragraph" style:parent-style-name="Standard">
      <style:paragraph-properties fo:margin-left="0.212cm" fo:margin-right="0cm" fo:margin-top="0.157cm" fo:margin-bottom="0cm" fo:text-align="start" style:justify-single-word="false" fo:text-indent="0cm" style:auto-text-indent="false"/>
    </style:style>
    <style:style style:name="P8" style:family="paragraph" style:parent-style-name="Standard">
      <style:paragraph-properties fo:margin-top="0cm" fo:margin-bottom="0.002cm" fo:line-height="100%"/>
      <style:text-properties fo:font-size="8pt" fo:font-weight="bold" style:font-size-asian="8pt" style:font-weight-asian="bold"/>
    </style:style>
    <style:style style:name="P9" style:family="paragraph" style:parent-style-name="Standard">
      <style:paragraph-properties fo:margin-top="0.004cm" fo:margin-bottom="0.002cm" fo:line-height="100%"/>
      <style:text-properties fo:font-size="13pt" fo:font-weight="bold" style:font-size-asian="13pt" style:font-weight-asian="bold"/>
    </style:style>
    <style:style style:name="P10" style:family="paragraph" style:parent-style-name="Standard">
      <style:paragraph-properties fo:margin-top="0.012cm" fo:margin-bottom="0cm" fo:line-height="100%"/>
      <style:text-properties fo:font-size="11.5pt" fo:font-weight="bold" style:font-size-asian="11.5pt" style:font-weight-asian="bold"/>
    </style:style>
    <style:style style:name="P11" style:family="paragraph" style:parent-style-name="Standard">
      <style:paragraph-properties fo:margin-left="0.194cm" fo:margin-right="0cm" fo:line-height="100%" fo:text-indent="0cm" style:auto-text-indent="false">
        <style:tab-stops>
          <style:tab-stop style:position="21.246cm"/>
        </style:tab-stops>
      </style:paragraph-properties>
    </style:style>
    <style:style style:name="P12" style:family="paragraph" style:parent-style-name="Standard">
      <style:paragraph-properties fo:margin-top="0.018cm" fo:margin-bottom="0cm" fo:line-height="100%"/>
      <style:text-properties fo:font-size="11.5pt" fo:font-weight="bold" style:font-size-asian="11.5pt" style:font-weight-asian="bold"/>
    </style:style>
    <style:style style:name="P13" style:family="paragraph" style:parent-style-name="Text_20_body">
      <style:paragraph-properties fo:margin-left="6.304cm" fo:margin-right="11.744cm" fo:margin-top="0.159cm" fo:margin-bottom="0cm" fo:text-align="center" style:justify-single-word="false" fo:text-indent="0cm" style:auto-text-indent="false" fo:break-before="column"/>
    </style:style>
    <style:style style:name="P14" style:family="paragraph" style:parent-style-name="Text_20_body">
      <style:paragraph-properties fo:margin-left="5.269cm" fo:margin-right="10.721cm" fo:margin-top="0.042cm" fo:margin-bottom="0cm" fo:text-align="center" style:justify-single-word="false" fo:text-indent="0cm" style:auto-text-indent="false"/>
    </style:style>
    <style:style style:name="P15" style:family="paragraph" style:parent-style-name="Table_20_Paragraph">
      <style:paragraph-properties fo:line-height="0.415cm"/>
    </style:style>
    <style:style style:name="P16" style:family="paragraph" style:parent-style-name="Table_20_Paragraph">
      <style:paragraph-properties fo:line-height="0.43cm"/>
    </style:style>
    <style:style style:name="P17" style:family="paragraph" style:parent-style-name="Table_20_Paragraph">
      <style:paragraph-properties fo:line-height="0.485cm"/>
    </style:style>
    <style:style style:name="P18" style:family="paragraph" style:parent-style-name="Table_20_Paragraph">
      <style:paragraph-properties fo:line-height="98%"/>
    </style:style>
    <style:style style:name="P19" style:family="paragraph" style:parent-style-name="Table_20_Paragraph">
      <style:paragraph-properties fo:line-height="0.469cm"/>
    </style:style>
    <style:style style:name="P20" style:family="paragraph" style:parent-style-name="Table_20_Paragraph">
      <style:paragraph-properties fo:line-height="0.473cm"/>
    </style:style>
    <style:style style:name="P21" style:family="paragraph" style:parent-style-name="Table_20_Paragraph">
      <style:paragraph-properties fo:line-height="0.478cm"/>
    </style:style>
    <style:style style:name="P22" style:family="paragraph" style:parent-style-name="Table_20_Paragraph">
      <style:paragraph-properties fo:line-height="0.471cm"/>
    </style:style>
    <style:style style:name="P23" style:family="paragraph" style:parent-style-name="Table_20_Paragraph">
      <style:paragraph-properties fo:line-height="0.482cm"/>
    </style:style>
    <style:style style:name="P24" style:family="paragraph" style:parent-style-name="Table_20_Paragraph">
      <style:paragraph-properties fo:line-height="0.467cm"/>
    </style:style>
    <style:style style:name="P25" style:family="paragraph" style:parent-style-name="Table_20_Paragraph">
      <style:paragraph-properties fo:margin-left="0.22cm" fo:margin-right="0cm" fo:line-height="0.415cm" fo:text-indent="0cm" style:auto-text-indent="false"/>
    </style:style>
    <style:style style:name="P26" style:family="paragraph" style:parent-style-name="Table_20_Paragraph">
      <style:paragraph-properties fo:margin-left="0.22cm" fo:margin-right="1.445cm" fo:line-height="95%" fo:text-indent="0cm" style:auto-text-indent="false"/>
    </style:style>
    <style:style style:name="P27" style:family="paragraph" style:parent-style-name="Table_20_Paragraph">
      <style:paragraph-properties fo:margin-left="0.21cm" fo:margin-right="0.649cm" fo:line-height="98%" fo:text-indent="0cm" style:auto-text-indent="false"/>
    </style:style>
    <style:style style:name="P28" style:family="paragraph" style:parent-style-name="Table_20_Paragraph">
      <style:paragraph-properties fo:margin-left="0.201cm" fo:margin-right="0cm" fo:line-height="0.485cm" fo:text-indent="0cm" style:auto-text-indent="false"/>
    </style:style>
    <style:style style:name="P29" style:family="paragraph" style:parent-style-name="Table_20_Paragraph">
      <style:paragraph-properties fo:margin-left="0.201cm" fo:margin-right="0cm" fo:line-height="0.469cm" fo:text-indent="0cm" style:auto-text-indent="false"/>
    </style:style>
    <style:style style:name="P30" style:family="paragraph" style:parent-style-name="Table_20_Paragraph">
      <style:paragraph-properties fo:margin-left="0.201cm" fo:margin-right="0cm" fo:line-height="0.473cm" fo:text-indent="0cm" style:auto-text-indent="false"/>
    </style:style>
    <style:style style:name="P31" style:family="paragraph" style:parent-style-name="Table_20_Paragraph">
      <style:paragraph-properties fo:margin-left="0.201cm" fo:margin-right="0cm" fo:line-height="0.482cm" fo:text-indent="0cm" style:auto-text-indent="false"/>
    </style:style>
    <style:style style:name="P32" style:family="paragraph" style:parent-style-name="Table_20_Paragraph">
      <style:paragraph-properties fo:margin-left="0.201cm" fo:margin-right="0.549cm" fo:line-height="98%" fo:text-indent="0cm" style:auto-text-indent="false"/>
    </style:style>
    <style:style style:name="P33" style:family="paragraph" style:parent-style-name="Table_20_Paragraph">
      <style:paragraph-properties fo:margin-left="0.215cm" fo:margin-right="0cm" fo:line-height="0.485cm" fo:text-indent="0cm" style:auto-text-indent="false"/>
    </style:style>
    <style:style style:name="P34" style:family="paragraph" style:parent-style-name="Table_20_Paragraph">
      <style:paragraph-properties fo:margin-left="0.215cm" fo:margin-right="0cm" fo:line-height="0.469cm" fo:text-indent="0cm" style:auto-text-indent="false"/>
    </style:style>
    <style:style style:name="P35" style:family="paragraph" style:parent-style-name="Table_20_Paragraph">
      <style:paragraph-properties fo:margin-left="0.215cm" fo:margin-right="0cm" fo:line-height="0.473cm" fo:text-indent="0cm" style:auto-text-indent="false"/>
    </style:style>
    <style:style style:name="P36" style:family="paragraph" style:parent-style-name="Table_20_Paragraph">
      <style:paragraph-properties fo:margin-left="0.215cm" fo:margin-right="0cm" fo:line-height="0.482cm" fo:text-indent="0cm" style:auto-text-indent="false"/>
    </style:style>
    <style:style style:name="P37" style:family="paragraph" style:parent-style-name="Table_20_Paragraph">
      <style:paragraph-properties fo:margin-left="0.21cm" fo:margin-right="0.385cm" fo:line-height="0.469cm" fo:text-indent="0cm" style:auto-text-indent="false"/>
    </style:style>
    <style:style style:name="P38" style:family="paragraph" style:parent-style-name="Table_20_Paragraph">
      <style:paragraph-properties fo:margin-left="0.21cm" fo:margin-right="0.385cm" fo:line-height="98%" fo:text-indent="0cm" style:auto-text-indent="false"/>
    </style:style>
    <style:style style:name="P39" style:family="paragraph" style:parent-style-name="Table_20_Paragraph">
      <style:paragraph-properties fo:margin-left="0.21cm" fo:margin-right="1.124cm" fo:line-height="0.469cm" fo:text-indent="0cm" style:auto-text-indent="false"/>
    </style:style>
    <style:style style:name="P40" style:family="paragraph" style:parent-style-name="Table_20_Paragraph">
      <style:paragraph-properties fo:margin-left="0.21cm" fo:margin-right="1.124cm" fo:line-height="98%" fo:text-indent="0cm" style:auto-text-indent="false"/>
    </style:style>
    <style:style style:name="P41" style:family="paragraph" style:parent-style-name="Table_20_Paragraph">
      <style:paragraph-properties fo:margin-left="0.21cm" fo:margin-right="0.624cm" fo:line-height="0.469cm" fo:text-indent="0cm" style:auto-text-indent="false"/>
    </style:style>
    <style:style style:name="P42" style:family="paragraph" style:parent-style-name="Table_20_Paragraph">
      <style:paragraph-properties fo:margin-left="0cm" fo:margin-right="0cm" fo:text-indent="0cm" style:auto-text-indent="false"/>
    </style:style>
    <style:style style:name="P43" style:family="paragraph" style:parent-style-name="Table_20_Paragraph">
      <style:paragraph-properties fo:margin-left="0cm" fo:margin-right="0cm" fo:text-indent="0cm" style:auto-text-indent="false"/>
      <style:text-properties fo:font-size="12pt" style:font-size-asian="12pt"/>
    </style:style>
    <style:style style:name="P44" style:family="paragraph" style:parent-style-name="Table_20_Paragraph">
      <style:paragraph-properties fo:margin-left="0.448cm" fo:margin-right="0cm" fo:line-height="0.473cm" fo:text-align="center" style:justify-single-word="false" fo:text-indent="0cm" style:auto-text-indent="false"/>
    </style:style>
    <style:style style:name="P45" style:family="paragraph" style:parent-style-name="Table_20_Paragraph">
      <style:paragraph-properties fo:margin-left="0.21cm" fo:margin-right="0.933cm" fo:line-height="100%" fo:text-indent="0cm" style:auto-text-indent="false"/>
    </style:style>
    <style:style style:name="P46" style:family="paragraph" style:parent-style-name="Table_20_Paragraph">
      <style:paragraph-properties fo:margin-left="0.21cm" fo:margin-right="0.587cm" fo:line-height="98%" fo:text-indent="0cm" style:auto-text-indent="false"/>
    </style:style>
    <style:style style:name="P47" style:family="paragraph" style:parent-style-name="Table_20_Paragraph">
      <style:paragraph-properties fo:margin-left="0.21cm" fo:margin-right="0.494cm" fo:line-height="0.476cm" fo:text-indent="0cm" style:auto-text-indent="false"/>
    </style:style>
    <style:style style:name="P48" style:family="paragraph" style:parent-style-name="Table_20_Paragraph">
      <style:paragraph-properties fo:margin-left="0.21cm" fo:margin-right="0.824cm" fo:line-height="98%" fo:text-indent="0cm" style:auto-text-indent="false"/>
    </style:style>
    <style:style style:name="P49" style:family="paragraph" style:parent-style-name="Table_20_Paragraph">
      <style:paragraph-properties fo:margin-left="0.21cm" fo:margin-right="1.164cm" fo:line-height="0.469cm" fo:text-indent="0cm" style:auto-text-indent="false"/>
    </style:style>
    <style:style style:name="P50" style:family="paragraph" style:parent-style-name="Table_20_Paragraph">
      <style:paragraph-properties fo:margin-left="0.21cm" fo:margin-right="0.367cm" fo:line-height="0.469cm" fo:text-indent="0cm" style:auto-text-indent="false"/>
    </style:style>
    <style:style style:name="P51" style:family="paragraph" style:parent-style-name="Table_20_Paragraph">
      <style:paragraph-properties fo:margin-left="0.21cm" fo:margin-right="0.123cm" fo:line-height="100%" fo:text-indent="0cm" style:auto-text-indent="false"/>
    </style:style>
    <style:style style:name="P52" style:family="paragraph" style:parent-style-name="Table_20_Paragraph">
      <style:paragraph-properties fo:margin-left="0.21cm" fo:margin-right="0.496cm" fo:margin-top="0.002cm" fo:margin-bottom="0cm" fo:line-height="0.473cm" fo:text-indent="0cm" style:auto-text-indent="false"/>
    </style:style>
    <style:style style:name="P53" style:family="paragraph" style:parent-style-name="Table_20_Paragraph">
      <style:paragraph-properties fo:margin-left="0.21cm" fo:margin-right="0.415cm" fo:line-height="0.469cm" fo:text-indent="0cm" style:auto-text-indent="false"/>
    </style:style>
    <style:style style:name="T1" style:family="text">
      <style:text-properties fo:font-size="11pt" style:font-size-asian="11pt"/>
    </style:style>
    <style:style style:name="T2" style:family="text">
      <style:text-properties fo:font-size="11pt" fo:font-weight="bold" style:font-size-asian="11pt" style:font-weight-asian="bold"/>
    </style:style>
    <style:style style:name="T3" style:family="text">
      <style:text-properties fo:font-size="11pt" fo:letter-spacing="-0.009cm" style:font-size-asian="11pt"/>
    </style:style>
    <style:style style:name="T4" style:family="text">
      <style:text-properties fo:font-size="11pt" fo:letter-spacing="-0.009cm" fo:font-weight="bold" style:font-size-asian="11pt" style:font-weight-asian="bold"/>
    </style:style>
    <style:style style:name="T5" style:family="text">
      <style:text-properties fo:font-size="11pt" fo:letter-spacing="-0.002cm" style:font-size-asian="11pt"/>
    </style:style>
    <style:style style:name="T6" style:family="text">
      <style:text-properties fo:font-size="11pt" fo:letter-spacing="-0.002cm" fo:font-weight="bold" style:font-size-asian="11pt" style:font-weight-asian="bold"/>
    </style:style>
    <style:style style:name="T7" style:family="text">
      <style:text-properties fo:font-size="11pt" fo:letter-spacing="-0.004cm" style:font-size-asian="11pt"/>
    </style:style>
    <style:style style:name="T8" style:family="text">
      <style:text-properties fo:font-size="11pt" fo:letter-spacing="-0.092cm" style:font-size-asian="11pt"/>
    </style:style>
    <style:style style:name="T9" style:family="text">
      <style:text-properties fo:font-size="11pt" fo:letter-spacing="-0.005cm" style:font-size-asian="11pt"/>
    </style:style>
    <style:style style:name="T10" style:family="text">
      <style:text-properties fo:font-size="11pt" fo:letter-spacing="-0.007cm" style:font-size-asian="11pt"/>
    </style:style>
    <style:style style:name="T11" style:family="text">
      <style:text-properties fo:letter-spacing="-0.009cm"/>
    </style:style>
    <style:style style:name="T12" style:family="text">
      <style:text-properties fo:letter-spacing="-0.002cm"/>
    </style:style>
    <style:style style:name="T13" style:family="text">
      <style:text-properties fo:letter-spacing="-0.004cm"/>
    </style:style>
    <style:style style:name="T14" style:family="text">
      <style:text-properties fo:letter-spacing="-0.005cm"/>
    </style:style>
    <style:style style:name="T15" style:family="text">
      <style:text-properties fo:font-size="10pt" style:font-size-asian="10pt"/>
    </style:style>
    <style:style style:name="T16" style:family="text">
      <style:text-properties fo:font-size="14pt" fo:font-weight="bold" style:font-size-asian="14pt" style:font-weight-asian="bold"/>
    </style:style>
    <style:style style:name="T17" style:family="text">
      <style:text-properties fo:font-size="14pt" fo:letter-spacing="-0.002cm" fo:font-weight="bold" style:font-size-asian="14pt" style:font-weight-asian="bold"/>
    </style:style>
    <style:style style:name="T18" style:family="text">
      <style:text-properties fo:font-size="12pt" style:font-size-asian="12pt"/>
    </style:style>
    <style:style style:name="T19" style:family="text">
      <style:text-properties fo:font-size="12pt" style:font-size-asian="12pt" style:text-scale="92%"/>
    </style:style>
    <style:style style:name="T20" style:family="text">
      <style:text-properties fo:font-size="12pt" fo:font-weight="bold" style:font-size-asian="12pt" style:font-weight-asian="bold"/>
    </style:style>
    <style:style style:name="T21" style:family="text">
      <style:text-properties fo:font-size="12pt" fo:letter-spacing="-0.004cm" style:font-size-asian="12pt"/>
    </style:style>
    <style:style style:name="T22" style:family="text">
      <style:text-properties fo:font-size="12pt" fo:letter-spacing="-0.004cm" fo:font-weight="bold" style:font-size-asian="12pt" style:font-weight-asian="bold"/>
    </style:style>
    <style:style style:name="T23" style:family="text">
      <style:text-properties fo:font-size="12pt" fo:letter-spacing="0.002cm" style:font-size-asian="12pt"/>
    </style:style>
    <style:style style:name="T24" style:family="text">
      <style:text-properties fo:font-size="12pt" fo:letter-spacing="0.002cm" fo:font-weight="bold" style:font-size-asian="12pt" style:font-weight-asian="bold"/>
    </style:style>
    <style:style style:name="T25" style:family="text">
      <style:text-properties fo:font-size="12pt" fo:letter-spacing="-0.002cm" style:font-size-asian="12pt"/>
    </style:style>
    <style:style style:name="T26" style:family="text">
      <style:text-properties fo:font-size="12pt" fo:letter-spacing="-0.002cm" fo:font-weight="bold" style:font-size-asian="12pt" style:font-weight-asian="bold"/>
    </style:style>
    <style:style style:name="T27" style:family="text">
      <style:text-properties fo:font-size="12pt" fo:letter-spacing="-0.101cm" style:font-size-asian="12pt"/>
    </style:style>
    <style:style style:name="T28" style:family="text">
      <style:text-properties fo:font-size="12pt" fo:letter-spacing="-0.101cm" fo:font-weight="bold" style:font-size-asian="12pt" style:font-weight-asian="bold"/>
    </style:style>
    <style:style style:name="T29" style:family="text">
      <style:text-properties fo:font-size="12pt" fo:letter-spacing="-0.007cm" style:font-size-asian="12pt"/>
    </style:style>
    <style:style style:name="T30" style:family="text">
      <style:text-properties fo:font-size="12pt" fo:letter-spacing="-0.007cm" fo:font-weight="bold" style:font-size-asian="12pt" style:font-weight-asian="bold"/>
    </style:style>
    <style:style style:name="T31" style:family="text">
      <style:text-properties fo:font-size="12pt" fo:letter-spacing="-0.025cm" style:font-size-asian="12pt"/>
    </style:style>
    <style:style style:name="T32" style:family="text">
      <style:text-properties fo:font-size="12pt" fo:letter-spacing="-0.005cm" style:font-size-asian="12pt"/>
    </style:style>
    <style:style style:name="T33" style:family="text">
      <style:text-properties fo:font-size="12pt" fo:letter-spacing="-0.016cm" style:font-size-asian="12pt"/>
    </style:style>
    <style:style style:name="T34" style:family="text">
      <style:text-properties fo:font-size="12pt" fo:letter-spacing="-0.009cm" style:font-size-asian="12pt"/>
    </style:style>
    <style:style style:name="T35" style:family="text">
      <style:text-properties fo:font-size="12pt" fo:letter-spacing="-0.011cm" style:font-size-asian="12pt"/>
    </style:style>
    <style:style style:name="T36" style:family="text">
      <style:text-properties fo:font-size="12pt" fo:letter-spacing="-0.102cm" style:font-size-asian="12pt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2">
          <style:column style:rel-width="10231*" fo:start-indent="0cm" fo:end-indent="0.37cm"/>
          <style:column style:rel-width="55304*" fo:start-indent="0.37cm" fo:end-indent="0cm"/>
        </style:columns>
      </style:section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1"/>
      </text:section>
      <text:section text:style-name="Sect2" text:name="Section1"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5"/>
        <text:p text:style-name="P6"><text:span text:style-name="T2">Data</text:span><text:span text:style-name="T4"> </text:span><text:span text:style-name="T2">Flow</text:span><text:span text:style-name="T6"> </text:span><text:span text:style-name="T2">Diagrams:</text:span></text:p>
        <text:p text:style-name="P13">Project<text:span text:style-name="T11"> </text:span>Design<text:span text:style-name="T13"> </text:span>Phase-II</text:p>
        <text:p text:style-name="P14">Data Flow Diagra<text:soft-page-break/>m<text:span text:style-name="T13"> </text:span>&amp;<text:span text:style-name="T12"> </text:span>User<text:span text:style-name="T14"> </text:span>Stories</text:p>
        <text:p text:style-name="P9"/>
      </text:section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15"><text:span text:style-name="T1">Date</text:span></text:p>
          </table:table-cell>
          <table:table-cell table:style-name="Table1.B1" office:value-type="date" office:date-value="2022-11-09">
            <text:p text:style-name="P25"><text:span text:style-name="T1">09/11/22</text:span></text:p>
          </table:table-cell>
        </table:table-row>
        <table:table-row table:style-name="Table1.1">
          <table:table-cell table:style-name="Table1.A1" office:value-type="string">
            <text:p text:style-name="P15"><text:span text:style-name="T1">Team</text:span><text:span text:style-name="T7"> </text:span><text:span text:style-name="T1">ID</text:span></text:p>
          </table:table-cell>
          <table:table-cell table:style-name="Table1.A1" office:value-type="string">
            <text:p text:style-name="P25"><text:span text:style-name="T1">PNT2022TMID12678</text:span></text:p>
          </table:table-cell>
        </table:table-row>
        <table:table-row table:style-name="Table1.3">
          <table:table-cell table:style-name="Table1.A1" office:value-type="string">
            <text:p text:style-name="P16"><text:span text:style-name="T1">Project</text:span><text:span text:style-name="T7"> </text:span><text:span text:style-name="T1">Name</text:span></text:p>
          </table:table-cell>
          <table:table-cell table:style-name="Table1.A1" office:value-type="string">
            <text:p text:style-name="P26"><text:span text:style-name="T1">Project - Real-Time Communication System</text:span><text:span text:style-name="T8"> </text:span><text:span text:style-name="T1">Powered</text:span><text:span text:style-name="T5"> </text:span><text:span text:style-name="T1">by</text:span><text:span text:style-name="T9"> </text:span><text:span text:style-name="T1">AI</text:span><text:span text:style-name="T10"> </text:span><text:span text:style-name="T1">For Specially</text:span><text:span text:style-name="T9"> </text:span><text:span text:style-name="T1">Abled</text:span></text:p>
          </table:table-cell>
        </table:table-row>
        <table:table-row table:style-name="Table1.1">
          <table:table-cell table:style-name="Table1.A1" office:value-type="string">
            <text:p text:style-name="P15"><text:span text:style-name="T1">Maximum</text:span><text:span text:style-name="T3"> </text:span><text:span text:style-name="T1">Marks</text:span></text:p>
          </table:table-cell>
          <table:table-cell table:style-name="Table1.A1" office:value-type="string">
            <text:p text:style-name="P25"><text:span text:style-name="T1">4</text:span><text:span text:style-name="T7"> </text:span><text:span text:style-name="T1">Marks</text:span></text:p>
          </table:table-cell>
        </table:table-row>
      </table:table>
      <text:section text:style-name="Sect1" text:name="Section2">
        <text:p text:style-name="P3"/>
        <text:p text:style-name="P3"/>
        <text:p text:style-name="P3"/>
        <text:p text:style-name="P3"/>
        <text:p text:style-name="P3"/>
        <text:p text:style-name="P10"/>
        <text:p text:style-name="P11"><text:span text:style-name="T15"><text:tab/></text:span></text:p>
      </text:section>
      <text:p text:style-name="P4"/>
      <text:p text:style-name="P3"/>
      <text:p text:style-name="P12"/>
      <text:p text:style-name="P7"><text:span text:style-name="T16">User</text:span><text:span text:style-name="T17"> </text:span><text:span text:style-name="T16">Stories:</text:span></text:p>
      <text:p text:style-name="P8"/>
      <text:p text:style-name="P17"><text:span text:style-name="T20">User</text:span><text:span text:style-name="T22"> </text:span><text:span text:style-name="T20">Type</text:span></text:p>
      <text:p text:style-name="P27"><text:span text:style-name="T20">Functional</text:span><text:span text:style-name="T24"> </text:span><text:span text:style-name="T26">Requirement</text:span><text:span text:style-name="T28"> </text:span><text:span text:style-name="T20">(Epic)</text:span></text:p>
      <text:p text:style-name="P32"><text:span text:style-name="T20">User</text:span><text:span text:style-name="T24"> </text:span><text:span text:style-name="T20">Story</text:span><text:span text:style-name="T24"> </text:span><text:span text:style-name="T20">Number</text:span></text:p>
      <text:p text:style-name="P17"><text:span text:style-name="T20">User</text:span><text:span text:style-name="T22"> </text:span><text:span text:style-name="T20">Story</text:span><text:span text:style-name="T26"> </text:span><text:span text:style-name="T20">/</text:span><text:span text:style-name="T26"> </text:span><text:span text:style-name="T20">Task</text:span></text:p>
      <text:p text:style-name="P17"><text:span text:style-name="T20">Acceptance</text:span><text:span text:style-name="T30"> </text:span><text:span text:style-name="T20">criteria</text:span></text:p>
      <text:p text:style-name="P28"><text:span text:style-name="T20">Priority</text:span></text:p>
      <text:p text:style-name="P33"><text:span text:style-name="T20">Release</text:span></text:p>
      <text:p text:style-name="P37"><text:span text:style-name="T18">Customer</text:span><text:span text:style-name="T23"> </text:span><text:span text:style-name="T18">(Mobile</text:span><text:span text:style-name="T31"> </text:span><text:span text:style-name="T18">user)</text:span></text:p>
      <text:p text:style-name="P39"><text:span text:style-name="T18">Open</text:span><text:span text:style-name="T23"> </text:span><text:span text:style-name="T18">application</text:span></text:p>
      <text:p text:style-name="P29"><text:span text:style-name="T18">USN-1</text:span></text:p>
      <text:p text:style-name="P41"><text:span text:style-name="T18">Open</text:span><text:span text:style-name="T32"> </text:span><text:span text:style-name="T18">the</text:span><text:span text:style-name="T32"> </text:span><text:span text:style-name="T18">application</text:span><text:span text:style-name="T21"> </text:span><text:span text:style-name="T18">with</text:span><text:span text:style-name="T32"> </text:span><text:span text:style-name="T18">a</text:span><text:span text:style-name="T32"> </text:span><text:span text:style-name="T18">help</text:span><text:span text:style-name="T21"> </text:span><text:span text:style-name="T18">of</text:span><text:span text:style-name="T32"> </text:span><text:span text:style-name="T18">web</text:span><text:span text:style-name="T27"> </text:span><text:span text:style-name="T18">page</text:span><text:span text:style-name="T21"> </text:span><text:span text:style-name="T18">or mobile</text:span><text:span text:style-name="T25"> </text:span><text:span text:style-name="T18">application.</text:span></text:p>
      <text:p text:style-name="P19"><text:span text:style-name="T18">Can</text:span><text:span text:style-name="T25"> </text:span><text:span text:style-name="T18">open</text:span><text:span text:style-name="T25"> </text:span><text:span text:style-name="T18">in</text:span><text:span text:style-name="T25"> </text:span><text:span text:style-name="T18">app/chrome</text:span></text:p>
      <text:p text:style-name="P29"><text:span text:style-name="T18">High</text:span></text:p>
      <text:p text:style-name="P34"><text:span text:style-name="T18">Sprint-1</text:span></text:p>
      <text:p text:style-name="P43"/>
      <text:p text:style-name="P20"><text:span text:style-name="T18">Home</text:span><text:span text:style-name="T21"> </text:span><text:span text:style-name="T18">page</text:span></text:p>
      <text:p text:style-name="P30"><text:span text:style-name="T18">USN-2</text:span></text:p>
      <text:p text:style-name="P20"><text:span text:style-name="T18">Link</text:span><text:span text:style-name="T21"> </text:span><text:span text:style-name="T18">directed</text:span><text:span text:style-name="T25"> </text:span><text:span text:style-name="T18">into</text:span><text:span text:style-name="T25"> </text:span><text:span text:style-name="T18">home page.</text:span></text:p>
      <text:p text:style-name="P44"><text:span text:style-name="T19">-</text:span></text:p>
      <text:p text:style-name="P30"><text:span text:style-name="T18">High</text:span></text:p>
      <text:p text:style-name="P35"><text:span text:style-name="T18">Sprint-1</text:span></text:p>
      <text:p text:style-name="P43"/>
      <text:p text:style-name="P45"><text:span text:style-name="T25">Introduction</text:span><text:span text:style-name="T27"> </text:span><text:span text:style-name="T18">page</text:span></text:p>
      <text:p text:style-name="P30"><text:span text:style-name="T18">USN-3</text:span></text:p>
      <text:p text:style-name="P20"><text:span text:style-name="T18">Click</text:span><text:span text:style-name="T25"> </text:span><text:span text:style-name="T18">on</text:span><text:span text:style-name="T25"> </text:span><text:span text:style-name="T18">the</text:span><text:span text:style-name="T25"> </text:span><text:span text:style-name="T18">demo/</text:span><text:span text:style-name="T25"> </text:span><text:span text:style-name="T18">introduction.</text:span></text:p>
      <text:p text:style-name="P46"><text:span text:style-name="T18">Introduction</text:span><text:span text:style-name="T33"> </text:span><text:span text:style-name="T18">page</text:span><text:span text:style-name="T33"> </text:span><text:span text:style-name="T18">will</text:span><text:span text:style-name="T27"> </text:span><text:span text:style-name="T18">open.</text:span><text:span text:style-name="T25"> </text:span><text:span text:style-name="T18">Follow the</text:span></text:p>
      <text:p text:style-name="P21"><text:span text:style-name="T18">instructions</text:span><text:span text:style-name="T32"> </text:span><text:span text:style-name="T18">given.</text:span></text:p>
      <text:p text:style-name="P30"><text:span text:style-name="T18">Medium</text:span></text:p>
      <text:p text:style-name="P35"><text:span text:style-name="T18">Sprint-2</text:span></text:p>
      <text:p text:style-name="P43"/>
      <text:p text:style-name="P40"><text:span text:style-name="T18">Launch</text:span><text:span text:style-name="T23"> </text:span><text:span text:style-name="T18">application</text:span></text:p>
      <text:p text:style-name="P30"><text:span text:style-name="T18">USN-4</text:span></text:p>
      <text:p text:style-name="P20"><text:span text:style-name="T18">Click</text:span><text:span text:style-name="T25"> </text:span><text:span text:style-name="T18">launch</text:span><text:span text:style-name="T25"> </text:span><text:span text:style-name="T18">to</text:span><text:span text:style-name="T25"> </text:span><text:span text:style-name="T18">move</text:span><text:span text:style-name="T21"> </text:span><text:span text:style-name="T18">the</text:span><text:span text:style-name="T25"> </text:span><text:span text:style-name="T18">next</text:span><text:span text:style-name="T25"> </text:span><text:span text:style-name="T18">page.</text:span></text:p>
      <text:p text:style-name="P22"><text:span text:style-name="T18">Launch</text:span><text:span text:style-name="T21"> </text:span><text:span text:style-name="T18">the</text:span><text:span text:style-name="T25"> </text:span><text:span text:style-name="T18">application,</text:span></text:p>
      <text:p text:style-name="P47"><text:soft-page-break/><text:span text:style-name="T18">it</text:span><text:span text:style-name="T34"> </text:span><text:span text:style-name="T18">will</text:span><text:span text:style-name="T29"> </text:span><text:span text:style-name="T18">redirected</text:span><text:span text:style-name="T34"> </text:span><text:span text:style-name="T18">to</text:span><text:span text:style-name="T29"> </text:span><text:span text:style-name="T18">the</text:span><text:span text:style-name="T27"> </text:span><text:span text:style-name="T18">next</text:span><text:span text:style-name="T25"> </text:span><text:span text:style-name="T18">page.</text:span></text:p>
      <text:p text:style-name="P30"><text:span text:style-name="T18">Medium</text:span></text:p>
      <text:p text:style-name="P35"><text:span text:style-name="T18">Sprint-1</text:span></text:p>
      <text:p text:style-name="P43"/>
      <text:p text:style-name="P48"><text:span text:style-name="T25">Selecting </text:span><text:span text:style-name="T18">the</text:span><text:span text:style-name="T27"> </text:span><text:span text:style-name="T18">conversion</text:span></text:p>
      <text:p text:style-name="P31"><text:span text:style-name="T18">USN-5</text:span></text:p>
      <text:p text:style-name="P23"><text:span text:style-name="T18">User</text:span><text:span text:style-name="T25"> </text:span><text:span text:style-name="T18">need</text:span><text:span text:style-name="T25"> </text:span><text:span text:style-name="T18">to</text:span><text:span text:style-name="T25"> </text:span><text:span text:style-name="T18">select</text:span><text:span text:style-name="T25"> </text:span><text:span text:style-name="T18">the conversion</text:span></text:p>
      <text:p text:style-name="P38"><text:span text:style-name="T18">User should select the</text:span><text:span text:style-name="T23"> </text:span><text:span text:style-name="T18">conversion</text:span><text:span text:style-name="T35"> </text:span><text:span text:style-name="T18">from</text:span><text:span text:style-name="T34"> </text:span><text:span text:style-name="T18">text</text:span><text:span text:style-name="T35"> </text:span><text:span text:style-name="T18">to</text:span><text:span text:style-name="T27"> </text:span><text:span text:style-name="T18">sign</text:span><text:span text:style-name="T25"> </text:span><text:span text:style-name="T18">or sign to text.</text:span></text:p>
      <text:p text:style-name="P31"><text:span text:style-name="T18">High</text:span></text:p>
      <text:p text:style-name="P36"><text:span text:style-name="T18">Sprint-1</text:span></text:p>
      <text:p text:style-name="P43"/>
      <text:p text:style-name="P49"><text:span text:style-name="T18">Output /</text:span><text:span text:style-name="T23"> </text:span><text:span text:style-name="T25">conversion</text:span></text:p>
      <text:p text:style-name="P30"><text:span text:style-name="T18">USN</text:span><text:span text:style-name="T25"> </text:span><text:span text:style-name="T18">-</text:span><text:span text:style-name="T25"> </text:span><text:span text:style-name="T18">6</text:span></text:p>
      <text:p text:style-name="P20"><text:span text:style-name="T18">Output</text:span><text:span text:style-name="T25"> </text:span><text:span text:style-name="T18">on</text:span><text:span text:style-name="T25"> </text:span><text:span text:style-name="T18">regional</text:span><text:span text:style-name="T25"> </text:span><text:span text:style-name="T18">language</text:span></text:p>
      <text:p text:style-name="P50"><text:span text:style-name="T18">The gesture or text will</text:span><text:span text:style-name="T27"> </text:span><text:span text:style-name="T18">display</text:span></text:p>
      <text:p text:style-name="P43"/>
      <text:p text:style-name="P43"/>
      <text:p text:style-name="P24"><text:span text:style-name="T18">Customer</text:span></text:p>
      <text:p text:style-name="P19"><text:span text:style-name="T18">(Web</text:span><text:span text:style-name="T25"> </text:span><text:span text:style-name="T18">user)</text:span></text:p>
      <text:p text:style-name="P24"><text:span text:style-name="T18">same</text:span><text:span text:style-name="T21"> </text:span><text:span text:style-name="T18">for</text:span><text:span text:style-name="T25"> </text:span><text:span text:style-name="T18">both</text:span></text:p>
      <text:p text:style-name="P19"><text:span text:style-name="T18">users</text:span></text:p>
      <text:p text:style-name="P43"/>
      <text:p text:style-name="P43"/>
      <text:p text:style-name="P43"/>
      <text:p text:style-name="P43"/>
      <text:p text:style-name="P43"/>
      <text:p text:style-name="P51"><text:span text:style-name="T18">Customer Care</text:span><text:span text:style-name="T36"> </text:span><text:span text:style-name="T18">Executive</text:span></text:p>
      <text:p text:style-name="P18"><text:span text:style-name="T18">Same for both</text:span><text:span text:style-name="T23"> </text:span><text:span text:style-name="T18">normal</text:span><text:span text:style-name="T25"> </text:span><text:span text:style-name="T18">and</text:span></text:p>
      <text:p text:style-name="P52"><text:span text:style-name="T25">specially </text:span><text:span text:style-name="T18">abled</text:span><text:span text:style-name="T27"> </text:span><text:span text:style-name="T18">people</text:span></text:p>
      <text:p text:style-name="P43"/>
      <text:p text:style-name="P43"/>
      <text:p text:style-name="P43"/>
      <text:p text:style-name="P43"/>
      <text:p text:style-name="P43"/>
      <text:p text:style-name="P24"><text:span text:style-name="T18">Administrator</text:span></text:p>
      <text:p text:style-name="P53"><text:span text:style-name="T18">same</text:span><text:span text:style-name="T35"> </text:span><text:span text:style-name="T18">for</text:span><text:span text:style-name="T35"> </text:span><text:span text:style-name="T18">all</text:span><text:span text:style-name="T35"> </text:span><text:span text:style-name="T18">the</text:span><text:span text:style-name="T27"> </text:span><text:span text:style-name="T18">users</text:span></text:p>
      <text:p text:style-name="P43"/>
      <text:p text:style-name="P43"/>
      <text:p text:style-name="P43"><text:soft-page-break/></text:p>
      <text:p text:style-name="P43"/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left="0cm" fo:margin-right="0cm" fo:margin-top="0cm" fo:margin-bottom="0cm" fo:line-height="100%" fo:text-align="start" style:justify-single-word="false" fo:orphans="0" fo:widows="0" fo:hyphenation-ladder-count="no-limit" fo:text-indent="0cm" style:auto-text-indent="false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Times New Roman" fo:language="en" fo:country="US" style:font-name-asian="Times New Roman1" style:language-asian="en" style:country-asian="US" style:font-name-complex="Times New Roman1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default-outline-level="" style:list-style-name="" style:class="text">
      <style:text-properties style:font-name="Times New Roman" fo:font-size="12pt" fo:language="en" fo:country="US" fo:font-weight="bold" style:font-name-asian="Times New Roman1" style:font-size-asian="12pt" style:language-asian="en" style:country-asian="US" style:font-weight-asian="bold" style:font-name-complex="Times New Roman1" style:font-size-complex="12pt" style:language-complex="ar" style:country-complex="SA" style:font-weight-complex="bold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text-properties fo:language="en" fo:country="US" style:language-asian="en" style:country-asian="US" style:language-complex="ar" style:country-complex="SA"/>
    </style:style>
    <style:style style:name="Table_20_Paragraph" style:display-name="Table Paragraph" style:family="paragraph" style:parent-style-name="Standard" style:default-outline-level="" style:list-style-name="">
      <style:paragraph-properties fo:margin-left="0.21cm" fo:margin-right="0cm" fo:text-indent="0cm" style:auto-text-indent="false"/>
      <style:text-properties style:font-name="Times New Roman" fo:language="en" fo:country="US" style:font-name-asian="Times New Roman1" style:language-asian="en" style:country-asian="US" style:font-name-complex="Times New Roman1" style:language-complex="ar" style:country-complex="SA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22cm" fo:page-height="21.026cm" style:num-format="1" style:print-orientation="landscape" fo:margin-top="1.94cm" fo:margin-bottom="0.494cm" fo:margin-left="2.328cm" fo:margin-right="0.423cm" style:writing-mode="lr-tb" style:layout-grid-color="#c0c0c0" style:layout-grid-lines="18592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marender Katkam</meta:initial-creator>
    <meta:creation-date>2022-11-10T06:18:18</meta:creation-date>
    <dc:date>2022-11-10T11:50:57.56</dc:date>
    <meta:editing-duration>P0D</meta:editing-duration>
    <meta:generator>OpenOffice/4.1.12$Win32 OpenOffice.org_project/4112m1$Build-9809</meta:generator>
    <meta:document-statistic meta:table-count="1" meta:image-count="0" meta:object-count="0" meta:page-count="6" meta:paragraph-count="66" meta:word-count="192" meta:character-count="116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